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4a52" officeooo:paragraph-rsid="00044a52"/>
    </style:style>
    <style:style style:name="T1" style:family="text">
      <style:text-properties officeooo:rsid="00031a06"/>
    </style:style>
    <style:style style:name="T2" style:family="text">
      <style:text-properties officeooo:rsid="00044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</text:p>
      <text:p text:style-name="Standard"/>
      <text:p text:style-name="Standard"/>
      <text:p text:style-name="Standard">Sr. <text:span text:style-name="T1">Jose Curto Carreras</text:span></text:p>
      <text:p text:style-name="Standard">Gerent de la <text:span text:style-name="T1">empresa Xerox Menorca</text:span></text:p>
      <text:p text:style-name="Standard">Carrer <text:span text:style-name="T2">Maria Lluisa Serra</text:span></text:p>
      <text:p text:style-name="P1">Illes Baleares</text:p>
      <text:p text:style-name="Standard"/>
      <text:p text:style-name="Standard"/>
      <text:p text:style-name="P1">Desde l’Ies Joan Ramis solicitam una comanda de 2 multifuncions a la vostra empresa.</text:p>
      <text:p text:style-name="Standard"/>
      <text:p text:style-name="Standard"/>
      <text:p text:style-name="Standard">Mentre esperam la recepció de la nostra comanda, us saludam ben aten-</text:p>
      <text:p text:style-name="Standard">tament.</text:p>
      <text:p text:style-name="Standard"/>
      <text:p text:style-name="Standard"/>
      <text:p text:style-name="P1">Sergi Palliser</text:p>
      <text:p text:style-name="Standard"/>
      <text:p text:style-name="P1">Secretari de l’Ies Joan ramis</text:p>
      <text:p text:style-name="Standard"><text:span text:style-name="T2">Mao</text:span>, <text:span text:style-name="T2">23</text:span> de <text:span text:style-name="T2">novembre </text:span>de 20<text:span text:style-name="T2">23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8:09:45.902318789</meta:creation-date>
    <meta:editing-duration>PT5M46S</meta:editing-duration>
    <meta:editing-cycles>2</meta:editing-cycles>
    <meta:generator>LibreOffice/7.3.7.2$Linux_X86_64 LibreOffice_project/30$Build-2</meta:generator>
    <dc:date>2023-11-24T08:46:08.366766493</dc:date>
    <meta:document-statistic meta:table-count="0" meta:image-count="0" meta:object-count="0" meta:page-count="1" meta:paragraph-count="11" meta:word-count="59" meta:character-count="340" meta:non-whitespace-character-count="292"/>
  </office:meta>
</office:document-meta>
</file>